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e4cb" officeooo:paragraph-rsid="001ce4cb"/>
    </style:style>
    <style:style style:name="P2" style:family="paragraph" style:parent-style-name="Standard">
      <style:text-properties officeooo:rsid="002061d4" officeooo:paragraph-rsid="002061d4"/>
    </style:style>
    <style:style style:name="P3" style:family="paragraph" style:parent-style-name="Standard">
      <style:text-properties style:font-name="Arial" officeooo:rsid="001ce4cb" officeooo:paragraph-rsid="001ce4cb"/>
    </style:style>
    <style:style style:name="P4" style:family="paragraph" style:parent-style-name="Standard">
      <style:text-properties style:font-name="Arial" officeooo:rsid="001ce4cb" officeooo:paragraph-rsid="0024495d"/>
    </style:style>
    <style:style style:name="P5" style:family="paragraph" style:parent-style-name="Standard">
      <style:text-properties style:font-name="Arial" officeooo:rsid="001e2309" officeooo:paragraph-rsid="001e2309"/>
    </style:style>
    <style:style style:name="P6" style:family="paragraph" style:parent-style-name="Standard">
      <style:text-properties style:font-name="Arial" officeooo:rsid="002061d4" officeooo:paragraph-rsid="002061d4"/>
    </style:style>
    <style:style style:name="P7" style:family="paragraph" style:parent-style-name="Standard">
      <style:text-properties style:font-name="Arial" officeooo:rsid="0020717b" officeooo:paragraph-rsid="0020717b"/>
    </style:style>
    <style:style style:name="P8" style:family="paragraph" style:parent-style-name="Standard">
      <style:text-properties style:font-name="Arial" officeooo:rsid="0022027a" officeooo:paragraph-rsid="0022027a"/>
    </style:style>
    <style:style style:name="P9" style:family="paragraph" style:parent-style-name="Standard">
      <style:text-properties style:font-name="Arial" fo:font-size="12pt" officeooo:rsid="0024495d" officeooo:paragraph-rsid="0024495d" style:font-size-asian="10.5pt" style:font-size-complex="12pt"/>
    </style:style>
    <style:style style:name="P10" style:family="paragraph" style:parent-style-name="Standard">
      <style:text-properties officeooo:rsid="0023df2a" officeooo:paragraph-rsid="0023df2a"/>
    </style:style>
    <style:style style:name="P11" style:family="paragraph" style:parent-style-name="Standard">
      <style:text-properties style:font-name="Courier New" officeooo:rsid="0022027a" officeooo:paragraph-rsid="0022027a"/>
    </style:style>
    <style:style style:name="P12" style:family="paragraph" style:parent-style-name="Standard">
      <style:text-properties style:font-name="Liberation Sans" fo:font-size="12pt" officeooo:rsid="0024495d" officeooo:paragraph-rsid="0024495d" style:font-size-asian="10.5pt" style:font-size-complex="12pt"/>
    </style:style>
    <style:style style:name="P13" style:family="paragraph" style:parent-style-name="Standard">
      <style:text-properties style:font-name="Liberation Sans" officeooo:rsid="002061d4" officeooo:paragraph-rsid="002061d4"/>
    </style:style>
    <style:style style:name="P14" style:family="paragraph" style:parent-style-name="Standard">
      <style:text-properties style:font-name="Liberation Sans" officeooo:rsid="002061d4" officeooo:paragraph-rsid="0020717b"/>
    </style:style>
    <style:style style:name="P15" style:family="paragraph" style:parent-style-name="Standard">
      <style:text-properties style:font-name="Liberation Sans" officeooo:paragraph-rsid="0023df2a"/>
    </style:style>
    <style:style style:name="P16" style:family="paragraph" style:parent-style-name="Standard">
      <style:text-properties style:font-name="Liberation Sans" officeooo:rsid="0022027a" officeooo:paragraph-rsid="0022027a"/>
    </style:style>
    <style:style style:name="P17" style:family="paragraph" style:parent-style-name="Standard">
      <style:text-properties style:font-name="Liberation Sans" officeooo:rsid="0020717b" officeooo:paragraph-rsid="0020717b"/>
    </style:style>
    <style:style style:name="P18" style:family="paragraph" style:parent-style-name="Heading_20_1">
      <style:text-properties officeooo:rsid="0029b86f" officeooo:paragraph-rsid="0029b86f"/>
    </style:style>
    <style:style style:name="P19" style:family="paragraph" style:parent-style-name="Standard">
      <style:text-properties style:font-name="Liberation Sans" fo:font-size="12pt" officeooo:rsid="0024495d" officeooo:paragraph-rsid="0024495d" style:font-size-asian="10.5pt" style:font-size-complex="12pt"/>
    </style:style>
    <style:style style:name="P20" style:family="paragraph" style:parent-style-name="Standard" style:list-style-name="L1">
      <style:text-properties style:font-name="Liberation Sans" officeooo:rsid="002061d4" officeooo:paragraph-rsid="002061d4"/>
    </style:style>
    <style:style style:name="P21" style:family="paragraph" style:parent-style-name="Standard" style:list-style-name="L4">
      <style:text-properties style:font-name="Liberation Sans" officeooo:rsid="002061d4" officeooo:paragraph-rsid="002061d4"/>
    </style:style>
    <style:style style:name="P22" style:family="paragraph" style:parent-style-name="Standard">
      <style:text-properties style:font-name="Liberation Sans" officeooo:rsid="0022027a" officeooo:paragraph-rsid="002734ba"/>
    </style:style>
    <style:style style:name="P23" style:family="paragraph" style:parent-style-name="Standard" style:list-style-name="L2">
      <style:text-properties style:font-name="Liberation Sans" officeooo:paragraph-rsid="0023df2a"/>
    </style:style>
    <style:style style:name="P24" style:family="paragraph" style:parent-style-name="Standard" style:list-style-name="L3">
      <style:text-properties style:font-name="Liberation Sans" officeooo:rsid="0023df2a" officeooo:paragraph-rsid="0023df2a"/>
    </style:style>
    <style:style style:name="P25" style:family="paragraph" style:parent-style-name="Standard" style:list-style-name="L4">
      <style:text-properties style:font-name="Liberation Sans" officeooo:rsid="0020717b" officeooo:paragraph-rsid="0020717b"/>
    </style:style>
    <style:style style:name="P26" style:family="paragraph" style:parent-style-name="Standard">
      <style:text-properties style:font-name="Arial" officeooo:rsid="0022027a" officeooo:paragraph-rsid="0022027a"/>
    </style:style>
    <style:style style:name="P27" style:family="paragraph" style:parent-style-name="Standard">
      <style:text-properties officeooo:paragraph-rsid="002ad665"/>
    </style:style>
    <style:style style:name="P28" style:family="paragraph" style:parent-style-name="Standard">
      <style:text-properties officeooo:rsid="002ad665" officeooo:paragraph-rsid="002ad665"/>
    </style:style>
    <style:style style:name="P29" style:family="paragraph" style:parent-style-name="Standard">
      <style:text-properties officeooo:rsid="002c069d" officeooo:paragraph-rsid="002c069d"/>
    </style:style>
    <style:style style:name="P30" style:family="paragraph" style:parent-style-name="Standard">
      <style:text-properties officeooo:paragraph-rsid="002c069d"/>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20717b"/>
    </style:style>
    <style:style style:name="T3" style:family="text">
      <style:text-properties fo:color="#ff0000" loext:opacity="100%"/>
    </style:style>
    <style:style style:name="T4" style:family="text">
      <style:text-properties fo:color="#ff0000" loext:opacity="100%" officeooo:rsid="0022027a"/>
    </style:style>
    <style:style style:name="T5" style:family="text">
      <style:text-properties fo:font-weight="bold" style:font-weight-asian="bold" style:font-weight-complex="bold"/>
    </style:style>
    <style:style style:name="T6" style:family="text">
      <style:text-properties fo:font-weight="bold" officeooo:rsid="0022027a" style:font-weight-asian="bold" style:font-weight-complex="bold"/>
    </style:style>
    <style:style style:name="T7" style:family="text">
      <style:text-properties style:font-name="Arial"/>
    </style:style>
    <style:style style:name="T8" style:family="text">
      <style:text-properties style:font-name="Arial" officeooo:rsid="0023df2a"/>
    </style:style>
    <style:style style:name="T9" style:family="text">
      <style:text-properties style:font-name="Arial" fo:background-color="#dddddd" loext:char-shading-value="0"/>
    </style:style>
    <style:style style:name="T10" style:family="text">
      <style:text-properties style:font-name="Arial" fo:font-size="12pt" fo:font-weight="normal" officeooo:rsid="001ce4cb" style:font-size-asian="10.5pt" style:font-weight-asian="normal" style:font-size-complex="12pt" style:font-weight-complex="normal"/>
    </style:style>
    <style:style style:name="T11" style:family="text">
      <style:text-properties style:font-name="Arial" officeooo:rsid="002ad665"/>
    </style:style>
    <style:style style:name="T12" style:family="text">
      <style:text-properties style:font-name="Calibri Light"/>
    </style:style>
    <style:style style:name="T13" style:family="text">
      <style:text-properties officeooo:rsid="0022027a"/>
    </style:style>
    <style:style style:name="T14" style:family="text">
      <style:text-properties officeooo:rsid="0023df2a"/>
    </style:style>
    <style:style style:name="T15" style:family="text">
      <style:text-properties style:font-name="Courier New"/>
    </style:style>
    <style:style style:name="T16" style:family="text">
      <style:text-properties style:font-name="Courier New" fo:background-color="#dddddd" loext:char-shading-value="0"/>
    </style:style>
    <style:style style:name="T17" style:family="text">
      <style:text-properties style:font-name="Courier New" officeooo:rsid="0023df2a" fo:background-color="#dddddd" loext:char-shading-value="0"/>
    </style:style>
    <style:style style:name="T18" style:family="text">
      <style:text-properties style:font-name="Courier New" fo:background-color="transparent" loext:char-shading-value="0"/>
    </style:style>
    <style:style style:name="T19" style:family="text">
      <style:text-properties fo:background-color="#dddddd" loext:char-shading-value="0"/>
    </style:style>
    <style:style style:name="T20" style:family="text">
      <style:text-properties style:font-name="Liberation Sans"/>
    </style:style>
    <style:style style:name="T21" style:family="text">
      <style:text-properties style:font-name="Liberation Sans" officeooo:rsid="0023df2a"/>
    </style:style>
    <style:style style:name="T22" style:family="text">
      <style:text-properties style:font-name="Liberation Sans" fo:font-weight="bold" style:font-weight-asian="bold" style:font-weight-complex="bold"/>
    </style:style>
    <style:style style:name="T23" style:family="text">
      <style:text-properties style:font-name="Liberation Sans" fo:font-size="12pt" fo:font-weight="normal" style:font-size-asian="10.5pt" style:font-weight-asian="normal" style:font-size-complex="12pt" style:font-weight-complex="normal"/>
    </style:style>
    <style:style style:name="T24" style:family="text">
      <style:text-properties officeooo:rsid="002734ba"/>
    </style:style>
    <style:style style:name="T25" style:family="text">
      <style:text-properties style:font-name="Liberation Sans"/>
    </style:style>
    <style:style style:name="T26" style:family="text">
      <style:text-properties style:font-name="Liberation Sans" fo:font-size="12pt" fo:font-weight="normal" officeooo:rsid="001e2309" style:font-size-asian="10.5pt" style:font-weight-asian="normal" style:font-size-complex="12pt" style:font-weight-complex="normal"/>
    </style:style>
    <style:style style:name="T27" style:family="text">
      <style:text-properties fo:color="#c9211e" loext:opacity="100%" style:font-name="Liberation Sans" fo:font-size="12pt" fo:font-weight="normal" style:font-size-asian="10.5pt" style:font-weight-asian="normal" style:font-size-complex="12pt" style:font-weight-complex="normal"/>
    </style:style>
    <style:style style:name="T28" style:family="text">
      <style:text-properties officeooo:rsid="002c069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Version: 1.79.2 (system setup)<text:line-break/>Commit: 695af097c7bd098fbf017ce3ac85e09bbc5dda06<text:line-break/>Date: 2023-06-14T08:57:04.379Z<text:line-break/>Electron: 22.5.7<text:line-break/>Chromium: 108.0.5359.215<text:line-break/>Node.js: 16.17.1<text:line-break/>V8: 10.8.168.25-electron.0<text:line-break/>OS: Windows_NT x64 6.3.9600</text:p>
      <text:p text:style-name="P3">Tools used:<text:line-break/>VS Code (IDE), C# with Nunit framework, Git (Version Control), DotNet (Version – 8.0.302), Node(Version - v20.15.0)<text:line-break/><text:line-break/><text:span text:style-name="T1">Installation guidelines:</text:span></text:p>
      <text:p text:style-name="P1"><text:span text:style-name="T7">1. Install dotnet from </text:span><text:a xlink:type="simple" xlink:href="https://dotnet.microsoft.com/en-us/download/dotnet/thank-you/sdk-8.0.302-windows-x64-installer" text:style-name="Internet_20_link" text:visited-style-name="Visited_20_Internet_20_Link"><text:span text:style-name="T7">https://dotnet.microsoft.com/en-us/download/dotnet/thank-you/sdk-8.0.302-windows-x64-installer</text:span></text:a><text:span text:style-name="T7"> and set path for dotnet</text:span></text:p>
      <text:p text:style-name="P5">Note: Add dotnet to the environment variable path.<text:line-break/>Control Panel &gt; System and Security &gt; System &gt; Advanced Settings &gt; In System Properties &gt; <text:s/>Advanced &gt; Environment Variable &gt; In System Variables add Path like “C:\Program Files\dotnet”.</text:p>
      <text:p text:style-name="P1"><text:span text:style-name="T7">2. Install node from </text:span><text:a xlink:type="simple" xlink:href="https://nodejs.org/en" text:style-name="Internet_20_link" text:visited-style-name="Visited_20_Internet_20_Link"><text:span text:style-name="T7">https://nodejs.org/en</text:span></text:a></text:p>
      <text:p text:style-name="P3"/>
      <text:p text:style-name="P5">Packages to be installed in VS Code:</text:p>
      <text:p text:style-name="P5">C#, NuGet Package Manager, .Net Core Test Explorer</text:p>
      <text:p text:style-name="P5"/>
      <text:p text:style-name="P5">In Testing if not able to identify tests</text:p>
      <text:p text:style-name="P5">When test files were not loading give following command in the terminal<text:line-break/><text:tab/><text:tab/> <text:span text:style-name="T12">dotnet</text:span> clean</text:p>
      <text:p text:style-name="P5"><text:tab/><text:tab/> dotnet build</text:p>
      <text:p text:style-name="P3"/>
      <text:h text:style-name="P18" text:outline-level="1">Setting up .NET</text:h>
      <text:h text:style-name="P18" text:outline-level="1" text:is-list-header="true"><text:span text:style-name="T23">Download .NET from “</text:span><text:a xlink:type="simple" xlink:href="https://nodejs.org/en" text:style-name="Internet_20_link" text:visited-style-name="Visited_20_Internet_20_Link"><text:span text:style-name="T10">https://nodejs.org/en</text:span></text:a><text:span text:style-name="T23">” and add it to the environment variable path.<text:line-break/></text:span><text:span text:style-name="T27">Note</text:span><text:span text:style-name="T23">: <text:line-break/></text:span><text:span text:style-name="T26">Control Panel &gt; System and Security &gt; System &gt; Advanced Settings &gt; In System Properties &gt; <text:s/>Advanced &gt; Environment Variable &gt; In System Variables add Path like “C:\Program Files\dotnet”.</text:span></text:h>
      <text:h text:style-name="Heading_20_1" text:outline-level="1">Creating the Nunit project</text:h>
      <text:p text:style-name="P12">Create the folder for your project, open cmd from the folder and run the command,</text:p>
      <text:p text:style-name="P12"><text:tab/><text:tab/><text:tab/><text:span text:style-name="T16">code . <text:s text:c="24"/></text:span></text:p>
      <text:p text:style-name="P12">This causes VS code to open in the current folder. In the terminal of the VS Code run the command,</text:p>
      <text:p text:style-name="P9"><text:tab/><text:tab/><text:tab/><text:span text:style-name="T16">dotnet new nunit -n projectName</text:span></text:p>
      <text:p text:style-name="P4"/>
      <text:h text:style-name="Heading_20_1" text:outline-level="1"><text:soft-page-break/>Extensions required</text:h>
      <text:list xml:id="list2865988548" text:style-name="L1">
        <text:list-item>
          <text:p text:style-name="P20">C#</text:p>
        </text:list-item>
        <text:list-item>
          <text:p text:style-name="P20">NET Test Explorer</text:p>
        </text:list-item>
        <text:list-item>
          <text:p text:style-name="P20">NuGet Package Manager</text:p>
        </text:list-item>
      </text:list>
      <text:p text:style-name="P6"/>
      <text:h text:style-name="Heading_20_3" text:outline-level="3"><text:span text:style-name="T5">.</text:span><text:span text:style-name="T6">NET Test Explorer</text:span></text:h>
      <text:p text:style-name="P22">is used to manage and run tests in the editor. It can be seen by clicking on the flask button or testing button in the activities tab. It usually automatically identifies tests ie, the test annotated methods. </text:p>
      <text:p text:style-name="P15"><text:span text:style-name="T4">Note</text:span><text:span text:style-name="T13">: </text:span></text:p>
      <text:list xml:id="list871681932" text:style-name="L2">
        <text:list-item>
          <text:p text:style-name="P23"><text:span text:style-name="T13">If the test explorer does not automatically identify the tests, </text:span><text:span text:style-name="T14">click on the Manage button in the activities tab &gt; Settings &gt; in the search box search for “test project path”&gt; Enter the name of the csproj file in the test path, like “SeleniumC#.csproj”. </text:span></text:p>
        </text:list-item>
      </text:list>
      <text:p text:style-name="Text_20_body"><text:span text:style-name="T21">Try the command and close and open the vs code again</text:span><text:span text:style-name="T8"><text:line-break/><text:tab/><text:tab/><text:tab/></text:span><text:span text:style-name="T17">dotnet clean <text:s text:c="8"/></text:span></text:p>
      <text:p text:style-name="P10"><text:span text:style-name="T15"><text:tab/><text:tab/><text:tab/></text:span><text:span text:style-name="T16">dotnet build <text:s text:c="7"/></text:span><text:span text:style-name="T9"><text:s text:c="2"/></text:span></text:p>
      <text:list xml:id="list1494487167" text:style-name="L3">
        <text:list-item>
          <text:p text:style-name="P24">Ensure that in the .csproj file, the name of the rootnamespace is the name of the namespace which contains the test methods.</text:p>
        </text:list-item>
      </text:list>
      <text:p text:style-name="P16"/>
      <text:h text:style-name="Heading_20_1" text:outline-level="1">Libraries <text:span text:style-name="T2">or packages</text:span> required</text:h>
      <text:list xml:id="list2551814492" text:style-name="L4">
        <text:list-item>
          <text:p text:style-name="P21">Selenium</text:p>
        </text:list-item>
        <text:list-item>
          <text:p text:style-name="P21">Nunit</text:p>
        </text:list-item>
        <text:list-item>
          <text:p text:style-name="P25">Nunit3TestAdapter</text:p>
        </text:list-item>
      </text:list>
      <text:p text:style-name="P13">To download libraries either use the the nuget package manager or use the terminal.</text:p>
      <text:p text:style-name="P6"/>
      <text:p text:style-name="P14"><text:span text:style-name="T5">From the nuget package manager:</text:span> <text:line-break/><text:span text:style-name="T2">View &gt; Command Palette &gt; Select “NuGet Package Manager: Add Package&gt; Enter the package name and press enter&gt; Select the correct package name from the drop downs &gt; Select the required version &gt; </text:span></text:p>
      <text:p text:style-name="Code"><text:span text:style-name="T22">From the terminal:</text:span><text:span text:style-name="T20"><text:line-break/>Use the following command</text:span><text:line-break/><text:tab/><text:tab/><text:tab/><text:span text:style-name="T16">dotnet add package package_name</text:span></text:p>
      <text:p text:style-name="P17"><text:span text:style-name="T3">Note</text:span>: To check if the package has been installed, verify the .csproj file.</text:p>
      <text:p text:style-name="P7"/>
      <text:h text:style-name="Heading_20_3" text:outline-level="3">Selenium:</text:h>
      <text:p text:style-name="P7"><text:tab/><text:span text:style-name="T20">Use the command,</text:span></text:p>
      <text:p text:style-name="P7"><text:tab/><text:tab/><text:span text:style-name="T16">dotnet add package Selenium.WebDriver <text:s text:c="12"/></text:span><text:span text:style-name="T18"><text:line-break/><text:tab/><text:tab/></text:span><text:span text:style-name="T16">dotnet add package Selenium.WebDriver.ChromeDriver</text:span><text:span text:style-name="T18"><text:line-break/><text:tab/><text:tab/></text:span><text:span text:style-name="T16">dotnet add package Nunit3TestAdapter <text:s text:c="13"/></text:span></text:p>
      <text:h text:style-name="Heading_20_3" text:outline-level="3"><text:soft-page-break/>N<text:span text:style-name="T24">U</text:span>nit:</text:h>
      <text:p text:style-name="P8"><text:tab/><text:span text:style-name="T20">Use the command,</text:span><text:line-break/><text:tab/><text:span text:style-name="T15"><text:tab/></text:span><text:span text:style-name="T16">dotnet add package Nunit <text:s text:c="10"/></text:span></text:p>
      <text:p text:style-name="P11"><text:tab/><text:tab/><text:span text:style-name="T19">dotnet add package NunitTestAdapter</text:span></text:p>
      <text:p text:style-name="P8"/>
      <text:p text:style-name="P8"/>
      <text:p text:style-name="P27"><text:span text:style-name="T11">Blockers and solutions:<text:line-break/>1. </text:span><text:span text:style-name="T20">Assert does not contain definition of AreEqual error in above code </text:span></text:p>
      <text:p text:style-name="P28">2. TestContext.Out.WriteLine not showing output in any form</text:p>
      <text:p text:style-name="P30"><text:span text:style-name="T28">3. </text:span>src refspec main does not match any - error while pushing changes to main branch <text:s/><text:span text:style-name="T28">while pushing using git push -u origin main</text:span></text:p>
      <text:p text:style-name="P29">4. git commands and how to init git in local reposti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Code" style:family="paragraph" style:parent-style-name="Standard">
      <style:text-properties style:font-name="Arial" fo:font-family="Arial" style:font-family-generic="swiss" style:font-pitch="variable" officeooo:rsid="0020717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22T10:35:49.114000000</meta:creation-date>
    <dc:date>2024-06-25T22:56:06.209000000</dc:date>
    <meta:editing-duration>PT41M36S</meta:editing-duration>
    <meta:editing-cycles>7</meta:editing-cycles>
    <meta:generator>LibreOffice/7.3.3.2$Windows_X86_64 LibreOffice_project/d1d0ea68f081ee2800a922cac8f79445e4603348</meta:generator>
    <meta:document-statistic meta:table-count="0" meta:image-count="0" meta:object-count="0" meta:page-count="3" meta:paragraph-count="46" meta:word-count="530" meta:character-count="3518" meta:non-whitespace-character-count="2915"/>
  </office:meta>
</office:document-meta>
</file>